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2" style:family="paragraph" style:parent-style-name="Preformatted_20_Text">
      <style:paragraph-properties fo:margin-top="0.1598in" fo:margin-bottom="0.1598in" style:contextual-spacing="false" fo:line-height="150%" fo:text-align="justify" style:justify-single-word="false"/>
      <style:text-properties fo:language="en" fo:country="US" officeooo:paragraph-rsid="002a826c"/>
    </style:style>
    <style:style style:name="P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6"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8"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10"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11"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12"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1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1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1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16"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1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29cfed" officeooo:paragraph-rsid="0029cfed"/>
    </style:style>
    <style:style style:name="P18" style:family="paragraph" style:parent-style-name="Preformatted_20_Text">
      <style:paragraph-properties fo:margin-top="0.1598in" fo:margin-bottom="0.1598in" style:contextual-spacing="false" fo:line-height="150%" fo:text-align="justify" style:justify-single-word="false"/>
      <style:text-properties fo:language="en" fo:country="US" fo:font-style="normal" officeooo:rsid="001eaf26" officeooo:paragraph-rsid="003b6657" style:font-style-asian="normal" style:font-style-complex="normal"/>
    </style:style>
    <style:style style:name="P1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3d1daa" officeooo:paragraph-rsid="003d1daa"/>
    </style:style>
    <style:style style:name="P20" style:family="paragraph" style:parent-style-name="Preformatted_20_Text">
      <style:paragraph-properties fo:margin-top="0.1598in" fo:margin-bottom="0.1598in" style:contextual-spacing="false" fo:line-height="150%" fo:text-align="justify" style:justify-single-word="false"/>
      <style:text-properties fo:language="en" fo:country="US" officeooo:paragraph-rsid="002a826c"/>
    </style:style>
    <style:style style:name="P21" style:family="paragraph" style:parent-style-name="Preformatted_20_Text">
      <style:paragraph-properties fo:margin-top="0.1598in" fo:margin-bottom="0.1598in" style:contextual-spacing="false" fo:line-height="150%" fo:text-align="justify" style:justify-single-word="false"/>
      <style:text-properties fo:language="en" fo:country="US" officeooo:paragraph-rsid="002bf207"/>
    </style:style>
    <style:style style:name="P22" style:family="paragraph" style:parent-style-name="Preformatted_20_Text">
      <style:paragraph-properties fo:margin-top="0.1598in" fo:margin-bottom="0.1598in" style:contextual-spacing="false" fo:line-height="150%" fo:text-align="justify" style:justify-single-word="false"/>
      <style:text-properties fo:language="en" fo:country="US" officeooo:paragraph-rsid="003767d8"/>
    </style:style>
    <style:style style:name="P2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47fe57" officeooo:paragraph-rsid="0047fe57"/>
    </style:style>
    <style:style style:name="P2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49b155" officeooo:paragraph-rsid="0049b155"/>
    </style:style>
    <style:style style:name="P25" style:family="paragraph" style:parent-style-name="Preformatted_20_Text">
      <style:paragraph-properties fo:margin-top="0.1598in" fo:margin-bottom="0.1598in" style:contextual-spacing="false" fo:line-height="150%" fo:text-align="justify" style:justify-single-word="false"/>
      <style:text-properties officeooo:paragraph-rsid="001eaf26"/>
    </style:style>
    <style:style style:name="P26" style:family="paragraph" style:parent-style-name="Preformatted_20_Text">
      <style:paragraph-properties fo:margin-top="0.1598in" fo:margin-bottom="0.1598in" style:contextual-spacing="false" fo:line-height="150%" fo:text-align="justify" style:justify-single-word="false"/>
      <style:text-properties officeooo:paragraph-rsid="003d1daa"/>
    </style:style>
    <style:style style:name="P27" style:family="paragraph" style:parent-style-name="Preformatted_20_Text">
      <style:paragraph-properties fo:margin-top="0.1598in" fo:margin-bottom="0.1598in" style:contextual-spacing="false" fo:line-height="150%" fo:text-align="justify" style:justify-single-word="false"/>
      <style:text-properties officeooo:paragraph-rsid="0049b155"/>
    </style:style>
    <style:style style:name="T1" style:family="text">
      <style:text-properties fo:language="en" fo:country="US"/>
    </style:style>
    <style:style style:name="T2" style:family="text">
      <style:text-properties fo:language="en" fo:country="US" officeooo:rsid="001eaf26"/>
    </style:style>
    <style:style style:name="T3" style:family="text">
      <style:text-properties fo:language="en" fo:country="US" fo:font-style="italic" officeooo:rsid="001eaf26" style:font-style-asian="italic" style:font-style-complex="italic"/>
    </style:style>
    <style:style style:name="T4" style:family="text">
      <style:text-properties fo:language="en" fo:country="US" officeooo:rsid="0035d577"/>
    </style:style>
    <style:style style:name="T5" style:family="text">
      <style:text-properties fo:language="en" fo:country="US" fo:font-style="normal" officeooo:rsid="001eaf26" style:font-style-asian="normal" style:font-style-complex="normal"/>
    </style:style>
    <style:style style:name="T6" style:family="text">
      <style:text-properties fo:language="en" fo:country="US" fo:font-style="normal" officeooo:rsid="0029cfed" style:font-style-asian="normal" style:font-style-complex="normal"/>
    </style:style>
    <style:style style:name="T7" style:family="text">
      <style:text-properties fo:language="en" fo:country="US" fo:font-style="normal" officeooo:rsid="003a0fb5" style:font-style-asian="normal" style:font-style-complex="normal"/>
    </style:style>
    <style:style style:name="T8" style:family="text">
      <style:text-properties fo:language="en" fo:country="US" fo:font-style="normal" officeooo:rsid="003b6657" style:font-style-asian="normal" style:font-style-complex="normal"/>
    </style:style>
    <style:style style:name="T9" style:family="text">
      <style:text-properties fo:language="en" fo:country="US" fo:font-style="normal" officeooo:rsid="00430bfc" style:font-style-asian="normal" style:font-style-complex="normal"/>
    </style:style>
    <style:style style:name="T10" style:family="text">
      <style:text-properties fo:language="en" fo:country="US" officeooo:rsid="0049b155"/>
    </style:style>
    <style:style style:name="T11" style:family="text">
      <style:text-properties fo:color="#000000" style:text-outline="false" style:text-line-through-style="none" style:text-line-through-type="none" style:font-name="DejaVu Sans1" fo:font-size="12pt" fo:letter-spacing="normal" fo:font-style="normal" fo:text-shadow="none" style:text-underline-style="none" fo:font-weight="normal" style:letter-kerning="false" style:font-size-asian="12pt" style:font-style-asian="normal" style:font-weight-asian="normal" style:text-emphasize="none"/>
    </style:style>
    <style:style style:name="T12" style:family="text">
      <style:text-properties fo:color="#000000" style:text-outline="false" style:text-line-through-style="none" style:text-line-through-type="none" style:font-name="DejaVu Sans1" fo:font-size="12pt" fo:letter-spacing="normal" fo:font-style="normal" fo:text-shadow="none" style:text-underline-style="none" fo:font-weight="normal" officeooo:rsid="001eaf26" style:letter-kerning="false" style:font-size-asian="12pt" style:font-style-asian="normal" style:font-weight-asian="normal" style:text-emphasize="none"/>
    </style:style>
    <style:style style:name="T13" style:family="text">
      <style:text-properties fo:color="#000000" style:text-outline="false" style:text-line-through-style="none" style:text-line-through-type="none" style:font-name="DejaVu Sans1"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14" style:family="text">
      <style:text-properties officeooo:rsid="00264af4"/>
    </style:style>
    <style:style style:name="T15" style:family="text">
      <style:text-properties officeooo:rsid="002e93db"/>
    </style:style>
    <style:style style:name="T16" style:family="text">
      <style:text-properties officeooo:rsid="0027915d"/>
    </style:style>
    <style:style style:name="T17" style:family="text">
      <style:text-properties officeooo:rsid="0029cfed"/>
    </style:style>
    <style:style style:name="T18" style:family="text">
      <style:text-properties fo:font-style="italic" style:font-style-asian="italic" style:font-style-complex="italic"/>
    </style:style>
    <style:style style:name="T19" style:family="text">
      <style:text-properties fo:font-style="italic" officeooo:rsid="0029cfed" style:font-style-asian="italic" style:font-style-complex="italic"/>
    </style:style>
    <style:style style:name="T20" style:family="text">
      <style:text-properties fo:font-style="italic" officeooo:rsid="001eaf26" style:font-style-asian="italic" style:font-style-complex="italic"/>
    </style:style>
    <style:style style:name="T21" style:family="text">
      <style:text-properties fo:font-style="italic" officeooo:rsid="002330e4" style:font-style-asian="italic" style:font-style-complex="italic"/>
    </style:style>
    <style:style style:name="T22" style:family="text">
      <style:text-properties fo:font-style="italic" officeooo:rsid="0027915d" style:font-style-asian="italic" style:font-style-complex="italic"/>
    </style:style>
    <style:style style:name="T23" style:family="text">
      <style:text-properties fo:font-style="normal" officeooo:rsid="003a0fb5" style:font-style-asian="normal" style:font-style-complex="normal"/>
    </style:style>
    <style:style style:name="T24" style:family="text">
      <style:text-properties officeooo:rsid="0023c4f3"/>
    </style:style>
    <style:style style:name="T25" style:family="text">
      <style:text-properties officeooo:rsid="00248b98"/>
    </style:style>
    <style:style style:name="T26" style:family="text">
      <style:text-properties officeooo:rsid="0024b94e"/>
    </style:style>
    <style:style style:name="T27" style:family="text">
      <style:text-properties officeooo:rsid="002948c6"/>
    </style:style>
    <style:style style:name="T28" style:family="text">
      <style:text-properties style:font-name="Liberation Mono" fo:font-size="10pt" officeooo:rsid="002948c6" style:font-name-asian="Droid Sans Fallback1" style:font-size-asian="10pt" style:font-name-complex="Liberation Mono" style:font-size-complex="10pt"/>
    </style:style>
    <style:style style:name="T29" style:family="text">
      <style:text-properties style:font-name="Liberation Mono" fo:font-size="10pt" officeooo:rsid="0029cfed" style:font-name-asian="Droid Sans Fallback1" style:font-size-asian="10pt" style:font-name-complex="Liberation Mono" style:font-size-complex="10pt"/>
    </style:style>
    <style:style style:name="T30" style:family="text">
      <style:text-properties style:font-name="Liberation Mono" fo:language="en" fo:country="US" officeooo:rsid="0035d577" style:font-name-asian="Liberation Mono" style:font-name-complex="Liberation Mono"/>
    </style:style>
    <style:style style:name="T31" style:family="text">
      <style:text-properties officeooo:rsid="001eaf26"/>
    </style:style>
    <style:style style:name="T32" style:family="text">
      <style:text-properties officeooo:rsid="002d9e76"/>
    </style:style>
    <style:style style:name="T33" style:family="text">
      <style:text-properties officeooo:rsid="0030ca1f"/>
    </style:style>
    <style:style style:name="T34" style:family="text">
      <style:text-properties officeooo:rsid="003270a1"/>
    </style:style>
    <style:style style:name="T35" style:family="text">
      <style:text-properties officeooo:rsid="00391fc9"/>
    </style:style>
    <style:style style:name="T36" style:family="text">
      <style:text-properties officeooo:rsid="0039a0d4"/>
    </style:style>
    <style:style style:name="T37" style:family="text">
      <style:text-properties officeooo:rsid="003e0812"/>
    </style:style>
    <style:style style:name="T38" style:family="text">
      <style:text-properties officeooo:rsid="003feafa"/>
    </style:style>
    <style:style style:name="T39" style:family="text">
      <style:text-properties officeooo:rsid="00430bfc"/>
    </style:style>
    <style:style style:name="T40" style:family="text">
      <style:text-properties officeooo:rsid="0047fe57"/>
    </style:style>
    <style:style style:name="T41" style:family="text">
      <style:text-properties officeooo:rsid="0049b15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6128240" text:id="ct96128240">
          <text:deletion>
            <office:change-info>
              <dc:creator>iibm </dc:creator>
              <dc:date>2016-12-02T16:22:00</dc:date>
            </office:change-info>
            <text:p text:style-name="P1"/>
          </text:deletion>
        </text:changed-region>
        <text:changed-region xml:id="ct81241360" text:id="ct81241360">
          <text:deletion>
            <office:change-info>
              <dc:creator>iibm </dc:creator>
              <dc:date>2016-12-02T16:22:00</dc:date>
            </office:change-info>
            <text:p text:style-name="P2"/>
          </text:deletion>
        </text:changed-region>
        <text:changed-region xml:id="ct79207840" text:id="ct79207840">
          <text:deletion>
            <office:change-info>
              <dc:creator>iibm </dc:creator>
              <dc:date>2016-12-02T16:22:00</dc:date>
            </office:change-info>
            <text:p text:style-name="P1"><office:annotation office:name="__Annotation__627_1199360106"><dc:creator>Autor desconocido</dc:creator><dc:date>2016-12-01T13:58:16</dc:date><text:list text:style-name=""><text:list-item><text:p>No se entiente. Es decir con otras palabras lo de la oración anterior? </text:p></text:list-item></text:list></office:annotation></text:p>
          </text:deletion>
        </text:changed-region>
        <text:changed-region xml:id="ct79953184" text:id="ct79953184">
          <text:deletion>
            <office:change-info>
              <dc:creator>iibm </dc:creator>
              <dc:date>2016-12-02T16:22:00</dc:date>
            </office:change-info>
            <text:p text:style-name="P1"><office:annotation office:name="__Annotation__628_1199360106"><dc:date>0000-00-00T00:00:00</dc:date><text:list text:continue-numbering="true" text:style-name=""><text:list-item><text:p/></text:list-item></text:list></office:annotation></text:p>
          </text:deletion>
        </text:changed-region>
        <text:changed-region xml:id="ct77960704" text:id="ct77960704">
          <text:deletion>
            <office:change-info>
              <dc:creator>iibm </dc:creator>
              <dc:date>2016-12-02T16:22:00</dc:date>
            </office:change-info>
            <text:p text:style-name="P3"/>
          </text:deletion>
        </text:changed-region>
        <text:changed-region xml:id="ct76967312" text:id="ct76967312">
          <text:deletion>
            <office:change-info>
              <dc:creator>iibm </dc:creator>
              <dc:date>2016-12-02T16:22:00</dc:date>
            </office:change-info>
            <text:p text:style-name="P3"/>
          </text:deletion>
        </text:changed-region>
        <text:changed-region xml:id="ct96165424" text:id="ct96165424">
          <text:deletion>
            <office:change-info>
              <dc:creator>iibm </dc:creator>
              <dc:date>2016-12-02T16:22:00</dc:date>
            </office:change-info>
            <text:p text:style-name="P4"/>
          </text:deletion>
        </text:changed-region>
        <text:changed-region xml:id="ct41389264" text:id="ct41389264">
          <text:deletion>
            <office:change-info>
              <dc:creator>iibm </dc:creator>
              <dc:date>2016-12-02T16:22:00</dc:date>
            </office:change-info>
            <text:p text:style-name="P5"/>
          </text:deletion>
        </text:changed-region>
        <text:changed-region xml:id="ct77691024" text:id="ct77691024">
          <text:deletion>
            <office:change-info>
              <dc:creator>iibm </dc:creator>
              <dc:date>2016-12-02T16:22:00</dc:date>
            </office:change-info>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ntroduction</text:p>
      <text:p text:style-name="P27">Ever since Darwin's theory of <text:s/>evolution was proposed, <text:s/>cooperative traits in animals and humans were challenging to explain. In order to do so, <office:annotation office:name="__Annotation__548_1199360106"><dc:creator>Autor desconocido</dc:creator><dc:date>2016-12-01T13:03:08</dc:date><text:list text:continue-numbering="true" text:style-name=""><text:list-item><text:p>Esto es así? Estas teorías se incorporaron a la teoría de Darwin? O más bien forman parte del conjunto de teorías que hacen a la visión moderna de la evolución?</text:p></text:list-item></text:list></office:annotation>Darwin's theory<office:annotation-end office:name="__Annotation__548_1199360106"/><text:change text:change-id="ct96128240"/> incorporates two novel kinds of extensions: the genetically kinship theory that Hamilton grounded mathematically (Hamilton,1964) and the reciprocal altruism theory (Trivers, 1971). Both appended theories are capable to explain <text:s/>social altruism behavior through natural selection. In evolutionary biology, reciprocal altruism is a behavior whereby an organism performs a costly act that benefits another organism with the expectation that the recipient will act similarly <text:s/>later time or even in the next generation. </text:p>
      <text:p text:style-name="P2"><text:span text:style-name="T31">The kinship theory that after landed on kin Selection and Maynar Smith use in first time (Smith,64), talk about, on knowledge of the genetic relationships of the organism involved, how altruistic behavior between closely related individuals can be selected though <text:s/>natural selection. </text:span><text:span text:style-name="T11">This theory does not considers <text:s/>the altruistic act among distantly related organisms whereas Triver's theroy does. </text:span><text:span text:style-name="T31">The term “reciprocal altruism” was first used <text:s/>by Trivers to refer to <text:s/>this type of behavior and therefore explain how <text:s/>selection favors <text:s/>altruistic behaviors in the long run when there is reciprocity in the population . Some of the most relevant and reliable examples about this type of cooperation are the Wilkinson studies in reciprocal food sharing behavior in vampires bats (</text:span><office:annotation office:name="__Annotation__555_1199360106"><dc:creator>Autor desconocido</dc:creator><dc:date>2016-12-01T13:19:58</dc:date><text:list text:continue-numbering="true" text:style-name=""><text:list-item><text:p>El nombre de género y especie va en itálica siempre. </text:p></text:list-item></text:list></office:annotation><text:span text:style-name="T18">Desmodus </text:span><text:span text:style-name="T20">rotundus</text:span><text:span text:style-name="T21">)</text:span><office:annotation-end office:name="__Annotation__555_1199360106"/><text:change text:change-id="ct81241360"/><text:span text:style-name="T31">, (Wilkinson, 1984). In these experiments, animals share a part of the harvested food only to a partner that previously <text:s/>shared with them. Other examples, .... </text:span></text:p>
      <text:p text:style-name="P21"><text:span text:style-name="T31">Different conditions must be fulfilled to ensure that reciprocally altruistic behaviors will be selected. Wilkinson makes a clear </text:span><text:span text:style-name="T13">summary</text:span><text:span text:style-name="T11"> </text:span><text:span text:style-name="T31"><text:s/>of these conditions : (1) the behavior must reduce a donor’s fitness relative to the selfish alternative, (2) the fitness of the recipient must be elevated relative to a non-recipient, (3) performance of the behavior must not depend on receipt of an immediate benefit, (4) a mechanism for detecting individuals who receive benefits but never pay altruistic costs has to exist, and (5) a large but indefinite number of opportunities to exchange aid must exist within each individual’s lifetime (Wilkinson, 1987).</text:span></text:p>
      <text:p text:style-name="P1">Research on cooperative behaviors <text:span text:style-name="T24">between</text:span> non-related organism<text:span text:style-name="T24">s</text:span> <text:span text:style-name="T24">has </text:span>gain<text:span text:style-name="T24">ed</text:span> a new impulse since Trivers connect<text:span text:style-name="T24">ed</text:span> reciprocal altruism behaviors with <text:span text:style-name="T24">the </text:span>famous mathematical Prisoner's Dilemma (PD) <text:s/>(<text:span text:style-name="T24">originally developped</text:span> by Merrill Flood and Melvin Dresher 1950). The PD game is one class of 2x2 game that involve<text:span text:style-name="T24">s</text:span> two players who must choose between two options, generally called cooperation and defection. The size of <text:span text:style-name="T24">the </text:span>reward <text:s/>delivered is <text:span text:style-name="T24">established</text:span> according both <text:soft-page-break/>player's choice. <text:span text:style-name="T32">I</text:span>f both chose <text:span text:style-name="T24">the</text:span> cooperation option both get pay<text:span text:style-name="T24">ed</text:span> <text:span text:style-name="T24">a certain amount</text:span> R (reward), <text:span text:style-name="T24">and</text:span> if both cho<text:span text:style-name="T24">se</text:span> defection <text:span text:style-name="T24">they both</text:span>get pay<text:span text:style-name="T24">ed a smaller reward</text:span> P (<text:span text:style-name="T24">p</text:span>unishment) <text:span text:style-name="T32">than R</text:span>. <text:span text:style-name="T24">However</text:span> <text:s/>if one <text:s/>cooperat<text:span text:style-name="T24">es</text:span> and the second player <text:s/>defect<text:span text:style-name="T24">s</text:span>, the first <text:span text:style-name="T24">one</text:span> get<text:span text:style-name="T24">s</text:span> pay<text:span text:style-name="T24">ed</text:span> S (sucker) and other <text:span text:style-name="T24">receives</text:span> <text:span text:style-name="T32">the best amount</text:span> T (temptation) where <text:span text:style-name="T25">the </text:span>pay-off matrix maintain<text:span text:style-name="T25">s</text:span> <text:span text:style-name="T25">the </text:span>inequality T&gt;R&gt;P&gt;S.</text:p>
      <text:p text:style-name="P1">Both <text:span text:style-name="T26">the iterated Prisoner's Dilemma (</text:span>iPD<text:span text:style-name="T26">)</text:span> and <text:span text:style-name="T26">the </text:span>Evolutionary Stable Strategies <text:span text:style-name="T14">(ESS)</text:span>(von Neumann and Morgenstern, 1944; <text:s/>Nash, 1949) predict, or <text:span text:style-name="T26">suggest</text:span>, what behavior (strategy) is likely to <text:span text:style-name="T26">occur</text:span> <text:span text:style-name="T32">if </text:span><text:s/><text:span text:style-name="T32">a ESS </text:span>is adopt by the population, in such a way, no minority using a another strategy can invade (Smith, 1974). When the 2x2 <text:span text:style-name="T26">PD</text:span> is play<text:span text:style-name="T26">ed</text:span> <text:span text:style-name="T26">only for one time</text:span> the <text:span text:style-name="T14">best</text:span> ESS <text:span text:style-name="T32">i</text:span>s Defeat strategy. Nevertheless, when <text:span text:style-name="T14">the</text:span> pay-off matrix <text:span text:style-name="T14">employed</text:span> meets 2R&gt;T+P and <text:span text:style-name="T14">the game is </text:span>play<text:span text:style-name="T14">ed</text:span> <text:span text:style-name="T14">an </text:span>indefinite numbers of times, the best strategy is mutual cooperation.<text:change text:change-id="ct79207840"/> <text:s/><text:span text:style-name="T15">e.i. if one stop reciprocity behavior the best option change to defeat</text:span>. Axelrod and Hamilton (1981) <text:span text:style-name="T14">showed</text:span> that some organism's symbiosis can be underst<text:span text:style-name="T14">ood</text:span> through <text:span text:style-name="T14">the </text:span>reciprocal altruism's model <text:span text:style-name="T15">and if </text:span>organisms can remember <text:span text:style-name="T14">the outcome of </text:span>at least one previous interaction and they are able to <text:span text:style-name="T15">recognize </text:span><text:s/><text:span text:style-name="T15">different </text:span>partner<text:span text:style-name="T15">s</text:span><text:change text:change-id="ct79953184"/>, then the strategies situation <text:span text:style-name="T14">includes a</text:span> much richer set of possibilities. They present a ESS for <text:span text:style-name="T14">i</text:span>PD that <text:span text:style-name="T14">combines</text:span> robustness and stability <text:span text:style-name="T14">with</text:span> initial viability, called TIT FOR TAT. <text:span text:style-name="T14">This strategy </text:span><text:s/>arise<text:span text:style-name="T14">d</text:span> as the winner strategy, submitted by Anatol Rapoport, in the Robert Axelrod's computer tournament, because <text:s/>it can survive inva<text:span text:style-name="T14">tions</text:span> <text:span text:style-name="T14">from</text:span> other strategies. The highly simple strategy <text:span text:style-name="T14">consists in </text:span><text:s/>cooperat<text:span text:style-name="T14">ing</text:span> on the first move and then doing whatever the <text:span text:style-name="T14">opponent</text:span> did on the preceding move.</text:p>
      <text:p text:style-name="P5">..............</text:p>
      <text:p text:style-name="P11"><text:span text:style-name="T2">Thus, many experimenters have tried to understand different aspects of reciprocal altruism behavior in animals and whether non-human animals with less cognitive abilities can solve iPD. Green, Price and Hamburger (1995) assessed the iPD game on pigeons and observed that birds are very impulsive and prefer small immediate rewards rather than big, long-term, delayed rewards. Stevens and Stephens (2003) trained blue jays (</text:span><text:span text:style-name="Emphasis"><text:span text:style-name="T1">Cyanocitta cristata</text:span></text:span><text:span text:style-name="T1">)</text:span><text:span text:style-name="T2"> using four different pay-off matrices, where one of them was the iPD matrix, with a special dual operant box. This study found little cooperation in PD treatment and this findings suggest that blue jays don't cooperate when immediate benefit is available (defect only), even if a long-term benefit may exist. Then Steven and colleages (2002 and 2005) inspired by the low levels of cooperation observed (Gardner </text:span><text:span text:style-name="T3">et al.,</text:span><text:span text:style-name="T2"> 1984; Clements and Stephens, 1995; Flood </text:span><text:span text:style-name="T3">et al.,</text:span><text:span text:style-name="T2"> 1983; Green </text:span><text:span text:style-name="T3">et al.,</text:span><text:span text:style-name="T2"> 1995) proposed assess over iPD frame to the effect of a pay-off accumulation and temporal clumping treatment to iPD game using blue jays in an apparatus that consisted of side by side V-shaped compartments. They found that combining both accumulation and clumping treatment birds showed a level of cooperation that scarcely surpassed chance choice. However, <text:s/>Danchin and </text:span><text:soft-page-break/><text:span text:style-name="T2">colleages (2006) criticized the Steven's experiment <text:s/>arguing that each accumulation block the iPD payoff matrix becomes stag hung matrix</text:span><text:span text:style-name="T1"> </text:span><text:span text:style-name="T4">(whereby the temptation outcome, T, leave to be the best reward, R&gt;T</text:span><text:span text:style-name="T30">≥</text:span><text:span text:style-name="T4">P&gt;S) <text:s/>because the bird quantify the effective amount after four trials. Adams and Mesterton-Gibbons pointed out that in a different study by Stevens And colleages (2002) birds care less about the immediacy of reward if seeds accumulation in a transparent food tray for some time before being delivered. </text:span></text:p>
      <text:p text:style-name="P22"><text:span text:style-name="T31">Moreover, Mendres and Waal(2000) and Waal(2000), used a pulling task in <text:s/>capuchin monkeys (</text:span><text:span text:style-name="T22">C</text:span><text:span text:style-name="T20">ebus apella</text:span><text:span text:style-name="T31">) and a chamber divided with mesh to test cooperation. As a result, monkeys could adjust pulling task behavior according to their partner's presence and in turn the food shared behavior depended of quality of own and partner foods. Similarly, using a pulling task to give food to a partner and receive from a altruistic partner Hause and colleagues(2003) evaluated altruistic food giving behavior where sharing food through the mesh was not allowed over genetically unrelated cotton-top tamarin mokeys(</text:span><text:span text:style-name="T22">Saguinus oedipus</text:span><text:span text:style-name="T16">) and showed that monkeys give more or less foods to their partners taking into account whom was altruistic and whom not.</text:span></text:p>
      <text:p text:style-name="P3">Knowing that primates have high psychological capabilit<text:span text:style-name="T16">ies (cita)</text:span> we can expect that these <text:s/>animals can <text:s/>learn reciprocal altruism despite of not perform<text:span text:style-name="T16">ing</text:span> this behavior in <text:span text:style-name="T16">the </text:span>wild. <text:span text:style-name="T16">It's </text:span>interesting <text:span text:style-name="T16">then to investigatee</text:span> whether animals with less <text:span text:style-name="T16">cognitive habilities</text:span> can learn reciprocal altruism. <text:span text:style-name="T16">Using silimar protocols than the ones used for primates</text:span>, Rutte and Taborsky (2007) assess<text:span text:style-name="T16">ed</text:span> generalized reciprocity in female rats (<text:span text:style-name="T18">Rattus norvegicus</text:span>) by means of a alternating pulling task <text:span text:style-name="T16">in a </text:span>Wall <text:span text:style-name="T27">and</text:span> Menders <text:span text:style-name="T16">chamber adapted for rats</text:span>. <text:span text:style-name="T16">In this protocol,</text:span> <text:s/>the focal rats adopt a role of either “helper” <text:s/><text:span text:style-name="T16">in which they</text:span> give food to a partner or <text:s/>“receiver” <text:span text:style-name="T16">where thay take</text:span> food from a partner. Generalized reciprocity is kind of reciprocal altruism between unrelated individuals where individual make altruistic behavior<text:span text:style-name="T16">s</text:span> by previous social experience irrespective of partner identity. <text:span text:style-name="T35">The Taborsky's e</text:span>xperiment was carried out with two phase<text:span text:style-name="T27">s:</text:span> <text:span text:style-name="T27">in t</text:span>he first, pre-training, phase <text:s/><text:span text:style-name="T27">the </text:span>experimenter taught focal rats to perform alternating reciprocal task and <text:span text:style-name="T27">in the </text:span>second phase <office:annotation office:name="__Annotation__746_1199360106"><dc:creator>Autor desconocido</dc:creator><dc:date>2016-12-01T14:45:45</dc:date><text:list text:continue-numbering="true" text:style-name=""><text:list-item><text:p>No se entiende</text:p></text:list-item></text:list></office:annotation>that after receive help or not for several days from differents partners were<office:annotation-end office:name="__Annotation__746_1199360106"/><text:change text:change-id="ct77960704"/> paired with a new partner in role of potential helper. They observe <text:span text:style-name="T27">that </text:span>the rats pull more frequently when <text:span text:style-name="T27">they </text:span>previously received interaction with <text:span text:style-name="T27">a </text:span>food-givers partner. <text:span text:style-name="T27">From an </text:span>operant conditioning <text:span text:style-name="T27">perspective, </text:span><text:s/><text:span text:style-name="T27">we believe </text:span>they ha<text:span text:style-name="T27">ve actually</text:span> assessed extinction rate of pulling behavior after focal rats ha<text:span text:style-name="T27">ve</text:span> or not received food for several days rather than ris<text:span text:style-name="T27">ing</text:span> the frequency of behavior by interaction between players. Then, Rutte and Taborsky (2008) evaluate direct versus generalized reciprocity using the same experiment<text:span text:style-name="T27">al</text:span> set up. Direct reciprocity is a kind of reciprocate interaction in which a subject A cooperate<text:span text:style-name="T27">s</text:span> with B on account of B previously cooperate<text:span text:style-name="T27">d</text:span> with A. They observe that <text:s/>the pull <text:soft-page-break/>rate is higher and its delay to pull is lower on direct reciprocity than generalized. This means that <text:span text:style-name="T27">a </text:span>know opponent is a more <office:annotation office:name="__Annotation__747_1199360106"><dc:creator>Autor desconocido</dc:creator><dc:date>2016-12-01T14:51:02</dc:date><text:list text:continue-numbering="true" text:style-name=""><text:list-item><text:p>Yo pondría, “strong” o quizas “salient”? </text:p></text:list-item></text:list></office:annotation>power<text:span text:style-name="T27">full</text:span><office:annotation-end office:name="__Annotation__747_1199360106"/><text:change text:change-id="ct76967312"/> stimulus than unknown. Taborsky <text:span text:style-name="T27">and colleagues</text:span>(2012) <text:span text:style-name="T27">have </text:span>shown that rats reduced <text:span text:style-name="T28">the</text:span><text:span text:style-name="T27"> </text:span>pulling rate with increasing resistance to pull and Dolivo and Taborsky (2015) evi<text:span text:style-name="T27">den</text:span>nce that rats take <text:span text:style-name="T27">into </text:span>account the quality of <text:span text:style-name="T27">the </text:span>food received from <text:span text:style-name="T27">the </text:span>opponent <text:span text:style-name="T27">in</text:span> future cooperation (pulling).</text:p>
      <text:p text:style-name="P4">-c<office:annotation office:name="__Annotation__751_1199360106"><dc:creator>Autor desconocido</dc:creator><dc:date>2016-12-01T14:54:15</dc:date><text:list text:continue-numbering="true" text:style-name=""><text:list-item><text:p>Quizás en discusión sea más atinente</text:p></text:list-item></text:list></office:annotation>reo que este párrafo no va<office:annotation-end office:name="__Annotation__751_1199360106"/><text:change text:change-id="ct96165424"/>----In our search <text:span text:style-name="T27">for</text:span> altruistic behavior <text:span text:style-name="T27">in</text:span> non-humans and non-primate animals we maybe demur that rats behavior in <text:span text:style-name="T27">T</text:span>aborsky's experiment didn't meet all <text:span text:style-name="T27">of the </text:span>conditions for reciprocal altruistic behavior. <text:span text:style-name="T27">Because </text:span>rats don't receive punishment for either punishment or temptation outcomes <text:span text:style-name="T27">they</text:span> rather <text:s/>assessed a <text:span text:style-name="T27">different </text:span>type of reciprocity-----</text:p>
      <text:p text:style-name="P1">Reciprocal altruism <text:span text:style-name="T27">has been</text:span> widely tested by iPD, <text:s/><text:span text:style-name="T27">where </text:span>the individual's decision rules <text:span text:style-name="T27">can be described </text:span><text:s/>by <text:span text:style-name="T27">a </text:span>transition vector t, r, p, s that reflect<text:span text:style-name="T27">s</text:span> the probability of cooperation when the previous trials resulted in outcomes of R, T, S or P, respectively (<text:span text:style-name="T27">S</text:span>tevens and <text:span text:style-name="T27">S</text:span>tephens,2004). <text:span text:style-name="T27">I</text:span>f <text:span text:style-name="T27">every </text:span><text:s/>component of <text:span text:style-name="T27">this </text:span>vector <text:span text:style-name="T27">is</text:span> 0.5, the agent's decision rule is random irrespective <text:span text:style-name="T27">of the </text:span>last outcome. Part of <text:s/><text:span text:style-name="T27">the</text:span> experiment<text:span text:style-name="T27">s</text:span> set<text:span text:style-name="T27">s</text:span> developed by Wood <text:span text:style-name="T27">and colleagues</text:span> (2016) w<text:span text:style-name="T27">ere aimed to</text:span> measure reciprocal altruism in <text:span text:style-name="T27">L</text:span>ong <text:span text:style-name="T27">E</text:span>vans male and female rats using iPD. <text:span text:style-name="T27">They used an</text:span> operant chamber divide<text:span text:style-name="T27">d</text:span> <text:span text:style-name="T27">in </text:span>hal<text:span text:style-name="T27">ves</text:span> by <text:span text:style-name="T27">a </text:span>removable mesh <text:span text:style-name="T27">and</text:span> equipped with retractable lever<text:span text:style-name="T27">s</text:span> and stimulus light. <text:span text:style-name="T27">As a</text:span>result, <text:span text:style-name="T27">they</text:span> show <text:s/><text:span text:style-name="T27">a 60% of</text:span> <text:span text:style-name="T36">altruistic</text:span> behavior on male rats, <text:span text:style-name="T27">barely</text:span> <text:span text:style-name="T27">surpassing</text:span> chance <text:span text:style-name="T27">choice</text:span>.</text:p>
      <text:p text:style-name="P1">To test whether <text:s/>rat<text:span text:style-name="T27">s</text:span> ha<text:span text:style-name="T27">ve</text:span> <text:span text:style-name="T27">the </text:span>ability to solve the iPD game when faced to altruist opponent, <text:span text:style-name="T27">is necessary</text:span> to force TIT FOR TAT <text:s/>behavior on the opponent (<text:span text:style-name="T27">S</text:span>tevens <text:span text:style-name="T27">and</text:span> <text:span text:style-name="T27">S</text:span>tephens, 2002; St-Pierre <text:span text:style-name="T19">et al.</text:span>, 2009; <text:span text:style-name="T17">V</text:span>iana <text:span text:style-name="T19">et al.</text:span>, <text:s/>2010). In Moita<text:span text:style-name="T17">'s study (Viana </text:span><text:span text:style-name="T19">et al.</text:span><text:span text:style-name="T17">, 2010)</text:span> <text:s/>mimic<text:span text:style-name="T17">king a</text:span> tit-for-tat strategy on the opponent in a double T-maze chamber <text:span text:style-name="T17">was not </text:span><text:span text:style-name="T29">enough</text:span><text:span text:style-name="T17"> to </text:span><text:s/>reach <text:s/>high level<text:span text:style-name="T17">s</text:span> of cooperation. <text:span text:style-name="T17">We </text:span><text:s/>further <text:span text:style-name="T38">analyzed</text:span> their <text:span text:style-name="T17">M</text:span>arkov chain diagram <text:span text:style-name="T17">and observed </text:span><text:s/>that <text:span text:style-name="T17">the </text:span>strategy performed by rat<text:span text:style-name="T17">s</text:span> was more selfish than cooperative because it adopt<text:span text:style-name="T17">ed</text:span> a<text:span text:style-name="T17">n</text:span> alternating decision's rule among sucker and temptation outcomes.</text:p>
      <text:p text:style-name="P1">The rats often develop on social groups and studies have demo<text:span text:style-name="T17">n</text:span>strated that they prefer social reward rather <text:span text:style-name="T38">than being rewarded in isolation. The result showed that he rats had </text:span>a tendency to perform pro-social acts <text:span text:style-name="T38">barely </text:span>over the chance (Moita, 2015;Kalenscher, 2015). </text:p>
      <text:p text:style-name="P5"><text:span text:style-name="T17">W</text:span>hy all iPD-base<text:span text:style-name="T17">d</text:span> studies haven't found high level<text:span text:style-name="T17">s</text:span> of reciprocity? <text:span text:style-name="T17">In the aforementioned </text:span>previous <text:span text:style-name="T17">studies, </text:span><text:s/>rat<text:span text:style-name="T17">s</text:span> don't <text:s/>learn iPD <text:span text:style-name="T17">probably</text:span> due to the <text:span text:style-name="T17">fact that the</text:span> test box and stimulus contingency are inadequate for its natural expectation, i.e. the rat maybe has <text:span text:style-name="T17">the </text:span>ability to achieve a approximated optimal solution but for example the length of time used <text:span text:style-name="T17">to</text:span> ma<text:span text:style-name="T17">ke the</text:span> contingency is longer tha<text:span text:style-name="T17">n</text:span> <text:span text:style-name="T17">what </text:span>rats can <office:annotation office:name="__Annotation__815_1199360106"><dc:creator>Autor desconocido</dc:creator><dc:date>2016-12-01T15:12:24</dc:date><text:list text:continue-numbering="true" text:style-name=""><text:list-item><text:p>Te referís a memoria? O a atención? Toda esta explicación está rara.</text:p></text:list-item></text:list></office:annotation>keep in mind<office:annotation-end office:name="__Annotation__815_1199360106"/><text:change text:change-id="ct41389264"/> or maybe <text:span text:style-name="T17">they </text:span>don't realized the real <text:soft-page-break/>difference within <text:span text:style-name="T17">outcomes in the </text:span>pay-off matrix. </text:p>
      <text:p text:style-name="P5"><text:span text:style-name="T34">Given these consideration, the present study was conduct to assess reciprocal altruism behaviors using a particular structure that </text:span><text:s/>combin<text:span text:style-name="T34">e</text:span> i<text:span text:style-name="T17">PD</text:span> matrix pay-off and delay's <text:span text:style-name="T33">punishment </text:span><text:s/>and <text:span text:style-name="T33">a</text:span> tit for tat opponent's strategy. <text:s/><text:span text:style-name="T34">We <text:s/>found that this combination </text:span>achieve high level of reciprocal altruism behavior in rats.</text:p>
      <text:p text:style-name="P1"/>
      <text:p text:style-name="P1">2 Material and <text:span text:style-name="T17">m</text:span>ethod<text:span text:style-name="T17">s</text:span></text:p>
      <text:p text:style-name="P17">All experimental procedures were approved by the ethics committee of the IByME-CONICET and were conducted according to the NIH Guide for Care and Use of Laboratory Animals.<text:span text:style-name="T31">2.1 Subjects and Housing</text:span></text:p>
      <text:p text:style-name="P23">2.1 Subjets</text:p>
      <text:p text:style-name="P6">Two group<text:span text:style-name="T17">s</text:span> of <text:span text:style-name="T17">male L</text:span>ongEvans rats <text:span text:style-name="T17">(300–330 g) of two months of age were provided by the IBYME-CONICET</text:span>. Twelves males were <text:s/>subjects and six (Nstooge=6) identical rats <text:span text:style-name="T17">were</text:span> opponents. At weaning time all subject<text:span text:style-name="T17">s</text:span> were housed in group<text:span text:style-name="T17">s</text:span> of two rats per <office:annotation office:name="__Annotation__833_1199360106"><dc:creator>Autor desconocido</dc:creator><dc:date>2016-12-01T15:22:29</dc:date><text:list text:continue-numbering="true" text:style-name=""><text:list-item><text:p>Acá si te parece podés poner las dimensiones de la caja <text:s/>comleta (con el adaptador)</text:p></text:list-item></text:list></office:annotation>cage<office:annotation-end office:name="__Annotation__833_1199360106"/><text:change text:change-id="ct77691024"/> to a<text:span text:style-name="T17">llow</text:span> social interaction, <text:span text:style-name="T17">whereas</text:span> <text:s/>each stooge <text:span text:style-name="T17">was housed </text:span>in single individual cage<text:span text:style-name="T17">s</text:span>. We had 12 <text:span text:style-name="T17">stainless-steel </text:span>cage<text:span text:style-name="T17">s</text:span> altogether <text:span text:style-name="T17">with sawdust as bedding and metal lids</text:span>. All rats were food <text:span text:style-name="T17">restricted</text:span> to <text:span text:style-name="T29">maintain</text:span><text:span text:style-name="T17"> </text:span><text:s/>animals at between 90-95% <text:span text:style-name="T17">or 80-85% </text:span>of free feeding body weight <text:s/><text:span text:style-name="T17">for subjects and </text:span><text:s/>stooge<text:span text:style-name="T17">s respectively</text:span>. <text:span text:style-name="T17">All animals were kept in a well-ventilated, temperature-controlled room (22 ± 2 °C) with a 12/12 h light/dark cycle (lights on at 8 am). Tap water was available </text:span><text:span text:style-name="T19">ad libitum.</text:span></text:p>
      <text:p text:style-name="P18">2.2 <text:span text:style-name="T40">Operant Chambers</text:span></text:p>
      <text:p text:style-name="P26"><text:span text:style-name="T5">All behavioral procedures were performed during the light phase of the light/dark cycle, using a standard operant chamber</text:span><text:span text:style-name="T6">s</text:span><text:span text:style-name="T5"> (MED associates Inc., USA) </text:span><text:span text:style-name="T7">with Med PC IV software suit (Product SOF-735) and PCI Operating Package for up to Eight Chambers (Product MED-SYST-8) equipped with control of multiple devices SmartCtrl (Product DIG-716B) and pedestal mount pellet dispenser for rat, 45mg (Product ENV-203-45) and standard operant chambers (Product ENV 008</text:span><text:span text:style-name="T8">)</text:span><text:span text:style-name="T7">.</text:span><text:span text:style-name="T5"> </text:span><text:span text:style-name="T9">W</text:span>hite noise <text:span text:style-name="T39">with </text:span>a flat power spectral density <text:span text:style-name="T39">was used to reduce sensibility to ambient noise.</text:span></text:p>
      <text:p text:style-name="P19">The training was perform on a single standard operant chamber equi<text:span text:style-name="T37">p</text:span>ped <text:span text:style-name="T37">with tree <text:s/>retractable levers and tree stimulus light over each lever, and in the back wall placed a illuminated feeder. The experiment was conducted in special ad hoc dual chamber.</text:span><text:span text:style-name="T23"> </text:span><text:span text:style-name="T37">We placed two Med association standard operant chambers facing each other in such manner that each rat could make olfactory and eye contact through metal windows (FIGURA 1 CAJAS). Each standard chamber was equipped with: two not retractable levers at the sides of the same wall and two stimulus light were </text:span><text:soft-page-break/><text:span text:style-name="T37">placed over each levers, and in the center put a illuminated feeder. The boxes were faced by the wall that has levers and stimulus light. To allow the contact among rats we placed a aluminum rectangular windows below each levers. The window's height were such that the lever's height was 80% of maximum height of the forepaws while rearing (F. Cabrera et al., 2013). The subject's feeder <text:s/>placed in same wall and the opponent's feeder placed in back wall. Each feeders were equipped with a stimulus light that turn on when foods is coming. </text:span></text:p>
      <text:p text:style-name="P27"><text:span text:style-name="T2">Experimental Design</text:span></text:p>
      <text:p text:style-name="P24">Training Procedure</text:p>
      <text:p text:style-name="P24">Experiment Procedure</text:p>
      <text:p text:style-name="P1"/>
      <text:p text:style-name="P25"><text:span text:style-name="T2">2.3.2 Typical Trial Structure</text:span></text:p>
      <text:p text:style-name="P1"/>
      <text:p text:style-name="P1">2.4 Analysis</text:p>
      <text:p text:style-name="P1">3 Results</text:p>
      <text:p text:style-name="P1"/>
      <text:p text:style-name="P1">4 Discussion</text:p>
      <text:p text:style-name="P1"/>
      <text:p text:style-name="P1">5 Refer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roman"/>
    <style:font-face style:name="DejaVu Sans"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6T18:32:37.901124483</dc:date>
    <meta:generator>LibreOffice/4.2.8.2$Linux_X86_64 LibreOffice_project/420m0$Build-2</meta:generator>
    <meta:editing-duration>P4DT10H50M14S</meta:editing-duration>
    <meta:editing-cycles>11</meta:editing-cycles>
    <dc:creator>iibm </dc:creator>
    <meta:document-statistic meta:table-count="0" meta:image-count="0" meta:object-count="0" meta:page-count="6" meta:paragraph-count="31" meta:word-count="2359" meta:character-count="15062" meta:non-whitespace-character-count="12685"/>
  </office:meta>
</office:document-meta>
</file>